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3.55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2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20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D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I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Sheet2.A1:Sheet2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20:10:18.846808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09:23.415942814</meta:creation-date>
    <dc:date>2020-01-26T15:59:04.947605752</dc:date>
    <meta:editing-duration>P6DT8H7M42S</meta:editing-duration>
    <meta:editing-cycles>33</meta:editing-cycles>
    <meta:generator>LibreOffice/6.0.7.3$Linux_X86_64 LibreOffice_project/00m0$Build-3</meta:generator>
    <meta:document-statistic meta:table-count="2" meta:cell-count="2386" meta:object-count="0"/>
  </office:meta>
</office:document-meta>
</file>